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MR10" svg:font-family="CMR10"/>
    <style:font-face style:name="CMSY10" svg:font-family="CMSY10"/>
    <style:font-face style:name="CMTT9" svg:font-family="CMTT9"/>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Algorithm" style:family="table">
      <style:table-properties style:width="6.925in" table:align="margins"/>
    </style:style>
    <style:style style:name="Algorithm.A" style:family="table-column">
      <style:table-column-properties style:column-width="1.1542in" style:rel-column-width="10922*"/>
    </style:style>
    <style:style style:name="Algorithm.C" style:family="table-column">
      <style:table-column-properties style:column-width="1.1542in" style:rel-column-width="10923*"/>
    </style:style>
    <style:style style:name="Algorithm.A1" style:family="table-cell">
      <style:table-cell-properties fo:padding="0.0382in" fo:border-left="0.0007in solid #000000" fo:border-right="none" fo:border-top="0.0007in solid #000000" fo:border-bottom="0.0007in solid #000000"/>
    </style:style>
    <style:style style:name="Algorithm.F1" style:family="table-cell">
      <style:table-cell-properties fo:padding="0.0382in" fo:border="0.0007in solid #000000"/>
    </style:style>
    <style:style style:name="Algorithm.A2" style:family="table-cell">
      <style:table-cell-properties fo:padding="0.0382in" fo:border-left="0.0007in solid #000000" fo:border-right="none" fo:border-top="none" fo:border-bottom="0.0007in solid #000000"/>
    </style:style>
    <style:style style:name="Algorithm.B2" style:family="table-cell" style:data-style-name="N0">
      <style:table-cell-properties fo:padding="0.0382in" fo:border-left="0.0007in solid #000000" fo:border-right="none" fo:border-top="none" fo:border-bottom="0.0007in solid #000000"/>
    </style:style>
    <style:style style:name="Algorithm.F2" style:family="table-cell" style:data-style-name="N0">
      <style:table-cell-properties fo:padding="0.0382in" fo:border-left="0.0007in solid #000000" fo:border-right="0.0007in solid #000000" fo:border-top="none" fo:border-bottom="0.0007in solid #000000"/>
    </style:style>
    <style:style style:name="P1" style:family="paragraph" style:parent-style-name="Calibri">
      <style:text-properties style:font-name="Calibri Light" fo:font-size="12pt" style:font-size-asian="12pt" style:font-size-complex="12pt"/>
    </style:style>
    <style:style style:name="P2" style:family="paragraph" style:parent-style-name="Standard">
      <style:text-properties style:font-name="Calibri Light" fo:font-size="12pt" style:font-name-asian="CMR10" style:font-size-asian="12pt" style:font-name-complex="CMR10" style:font-size-complex="12pt"/>
    </style:style>
    <style:style style:name="P3" style:family="paragraph" style:parent-style-name="Standard">
      <style:paragraph-properties fo:text-align="start" style:justify-single-word="false" style:text-autospace="none"/>
      <style:text-properties style:font-name="Calibri Light" fo:font-size="12pt" style:font-name-asian="CMR10" style:font-size-asian="12pt" style:font-name-complex="CMR10" style:font-size-complex="12pt"/>
    </style:style>
    <style:style style:name="P4" style:family="paragraph" style:parent-style-name="Table_20_Contents">
      <style:paragraph-properties fo:text-align="start" style:justify-single-word="false"/>
      <style:text-properties style:font-name="Calibri Light" fo:font-size="12pt" style:font-name-asian="CMR10" style:font-size-asian="12pt" style:font-name-complex="CMR10" style:font-size-complex="12pt"/>
    </style:style>
    <style:style style:name="P5" style:family="paragraph" style:parent-style-name="Standard" style:list-style-name="L1">
      <style:paragraph-properties fo:text-align="start" style:justify-single-word="false" style:text-autospace="none"/>
      <style:text-properties style:font-name="Calibri Light" fo:font-size="12pt" style:font-name-asian="CMR10" style:font-size-asian="12pt" style:font-name-complex="CMR10" style:font-size-complex="12pt"/>
    </style:style>
    <style:style style:name="P6" style:family="paragraph" style:parent-style-name="Standard">
      <style:paragraph-properties style:text-autospace="none"/>
      <style:text-properties style:font-name="Calibri Light" fo:font-size="12pt" style:font-name-asian="CMR10" style:font-size-asian="12pt" style:font-name-complex="CMR10" style:font-size-complex="12pt"/>
    </style:style>
    <style:style style:name="P7" style:family="paragraph" style:parent-style-name="Standard" style:list-style-name="">
      <style:paragraph-properties fo:text-align="start" style:justify-single-word="false" style:text-autospace="none"/>
      <style:text-properties style:font-name="Calibri Light" fo:font-size="12pt" style:font-name-asian="CMR10" style:font-size-asian="12pt" style:font-name-complex="CMR10" style:font-size-complex="12pt"/>
    </style:style>
    <style:style style:name="P8" style:family="paragraph" style:parent-style-name="Calibri">
      <style:text-properties style:font-name="Calibri Light" fo:font-size="36pt" fo:font-weight="bold" style:font-name-asian="CMTT9" style:font-size-asian="36pt" style:font-weight-asian="bold" style:font-name-complex="CMTT9" style:font-size-complex="36pt" style:font-weight-complex="bold"/>
    </style:style>
    <style:style style:name="P9" style:family="paragraph" style:parent-style-name="Calibri">
      <style:text-properties style:font-name="Calibri Light" fo:font-size="36pt" fo:font-weight="normal" style:font-name-asian="CMTT9" style:font-size-asian="36pt" style:font-weight-asian="normal" style:font-name-complex="CMTT9" style:font-size-complex="36pt" style:font-weight-complex="normal"/>
    </style:style>
    <style:style style:name="P10" style:family="paragraph" style:parent-style-name="Calibri">
      <style:text-properties style:font-name="Calibri Light" fo:font-size="12pt" fo:font-weight="bold" style:font-name-asian="CMTT9" style:font-size-asian="12pt" style:font-weight-asian="bold" style:font-name-complex="CMTT9" style:font-size-complex="12pt" style:font-weight-complex="bold"/>
    </style:style>
    <style:style style:name="P11" style:family="paragraph" style:parent-style-name="Calibri">
      <style:text-properties style:font-name="Calibri Light" fo:font-size="12pt" fo:font-weight="normal" style:font-name-asian="CMTT9" style:font-size-asian="12pt" style:font-weight-asian="normal" style:font-name-complex="CMTT9" style:font-size-complex="12pt" style:font-weight-complex="normal"/>
    </style:style>
    <style:style style:name="P12" style:family="paragraph" style:parent-style-name="Calibri">
      <style:text-properties style:font-name="Calibri Light" fo:font-size="12pt" style:font-name-asian="CMTT9" style:font-size-asian="12pt" style:font-name-complex="CMTT9" style:font-size-complex="12pt"/>
    </style:style>
    <style:style style:name="P13" style:family="paragraph" style:parent-style-name="Calibri">
      <style:text-properties style:font-name="Calibri Light" fo:font-size="24pt" style:font-name-asian="CMTT9" style:font-size-asian="24pt" style:font-name-complex="CMTT9" style:font-size-complex="24pt"/>
    </style:style>
    <style:style style:name="P14" style:family="paragraph" style:parent-style-name="Calibri">
      <style:text-properties style:font-name="Calibri Light" fo:font-size="24pt" fo:font-weight="normal" style:font-name-asian="CMTT9" style:font-size-asian="24pt" style:font-weight-asian="normal" style:font-name-complex="CMTT9" style:font-size-complex="24pt" style:font-weight-complex="normal"/>
    </style:style>
    <style:style style:name="P15" style:family="paragraph" style:parent-style-name="Calibri">
      <style:text-properties style:font-name="Calibri Light" fo:font-size="12pt" style:font-name-asian="CMR10" style:font-size-asian="12pt" style:font-name-complex="CMR10" style:font-size-complex="12pt"/>
    </style:style>
    <style:style style:name="T1" style:family="text">
      <style:text-properties style:font-name-asian="CMTT9" style:font-name-complex="CMTT9"/>
    </style:style>
    <style:style style:name="T2" style:family="text">
      <style:text-properties style:font-name-asian="CMR10" style:font-name-complex="CMR10"/>
    </style:style>
    <style:style style:name="T3" style:family="text">
      <style:text-properties style:font-name-asian="CMSY10" style:font-name-complex="CMSY10"/>
    </style:style>
    <style:style style:name="T4" style:family="text">
      <style:text-properties fo:font-weight="normal" style:font-weight-asian="normal" style:font-weight-complex="normal"/>
    </style:style>
    <style:style style:name="T5" style:family="text">
      <style:text-properties style:font-name="Calibri Light" style:font-name-asian="CMR10" style:font-name-complex="CMR1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Overview</text:p>
      <text:p text:style-name="P10"/>
      <text:p text:style-name="P11"><text:tab/>This final report documents the results of our project on the Movie-Chain-Runner Problem.</text:p>
      <text:p text:style-name="P11"/>
      <text:p text:style-name="P13">The Movie-Chain-Runner Problem</text:p>
      <text:p text:style-name="P2">The Movie-Chain-Runner Problem is to find the longest chain of overlapping titles in a</text:p>
      <text:p text:style-name="P3">list of movie titles, where two titles are said to overlap if some suffix of the first movie is</text:p>
      <text:p text:style-name="P3">identical to some prefix of the second movie. For example, in the list</text:p>
      <text:list xml:id="list3072513913332876762" text:style-name="L1">
        <text:list-item>
          <text:p text:style-name="P5">Day of the Dead</text:p>
        </text:list-item>
        <text:list-item>
          <text:p text:style-name="P5">Live and Let Die</text:p>
        </text:list-item>
        <text:list-item>
          <text:p text:style-name="P5">Dead Poets' Society</text:p>
        </text:list-item>
        <text:list-item>
          <text:p text:style-name="P5">Die Another Day</text:p>
        </text:list-item>
        <text:list-item>
          <text:p text:style-name="P5">The Last Samurai</text:p>
        </text:list-item>
      </text:list>
      <text:p text:style-name="P3">the longest chain consists of 4 titles:</text:p>
      <text:p text:style-name="P6"><text:tab/><text:tab/>Live and Let Die Another Day of the Dead Poets' Society</text:p>
      <text:p text:style-name="P12"><text:tab/></text:p>
      <text:p text:style-name="P13">Background Information</text:p>
      <text:p text:style-name="P1"><text:span text:style-name="T1"><text:tab/></text:span><text:span text:style-name="T2">By appropriately representing the movie list as a graph, the Movie-Chain-Runner Problem can be shown to be equivalent to the Longest Path Problem (finding the longest simple path in a directed graph). The Longest Path Problem is well known to be NP-Complete, meaning that no efficient algorithm exists to find longest paths in large graphs, including our movie title graph. A review of the literature reveals that good approximate longest paths also cannot be found efficiently in large graphs. Thus, our project is to study the movie title graph and innovate ways to find long paths in the graph.</text:span></text:p>
      <text:p text:style-name="P6"/>
      <text:p text:style-name="P13">Solution</text:p>
      <text:p text:style-name="P12"><text:tab/>Our solution had 3 major steps to creating our 301 titles long chain. <text:span text:style-name="T5">Our first step to was to reconstruct the list of movie titles as a directed graph, reducing the problem to the well-known Longest Path Problem. We proceeded to implement a greedy brute force algorithm that simply followed as many paths as possible. We attempted running the algorithm in parallel over several cluster computers, boosting our processing power and thus increasing the number of possible paths we can check. This quickly constructed a path of 243 titles and then ceased to make appreciable progress. </text:span></text:p>
      <text:p text:style-name="P7"><text:tab/>Our next step was to run this brute force algorithm on the reverse of the 243 title chain. We decided that this approach would be useful because after we ran our original algorithm multiple times, the beginning of the chain changed but the last 5 titles were almost always the same. After running our brute force algorithm on the reverse of our chain multiple times, the beginning and end of each chain was very similar and our longest chain was 277 titles. </text:p>
      <text:p text:style-name="P15"><text:tab/>Our final step was to implement a new algorithm that checked if there was a longer chain between any 2 titles that was longer than the chain in between those titles. At first we only checked if any chains could fit in between 2 adjacent titles and ran it on our 277 tile long chain. This only increased to 278 titles. Then we checked for longer chains between any 2 titles which gave us our longest chain at 301 titles.</text:p>
      <text:p text:style-name="P12"><text:soft-page-break/></text:p>
      <text:p text:style-name="P13">Did We Succeed?</text:p>
      <text:p text:style-name="P12"><text:s/><text:tab/>Our original goal was to surpass 300 titles. Despite some setbacks and reevaluating our goal to be 285 titles, we reached our original goal of surpassing 300 titles with 301 titles. We did not, however, achieve a new record like we wanted.</text:p>
      <text:p text:style-name="P12"/>
      <text:p text:style-name="P9">Approach</text:p>
      <text:p text:style-name="P11"/>
      <text:p text:style-name="P14">Objectives</text:p>
      <text:p text:style-name="P11"><text:tab/>We wanted our project to achieve one goal. We wanted our project to create a movie title chain of at least 300 titles. We later reduced this number to be at least 285 titles and aim for 300 titles if we had time because we were behind schedule. </text:p>
      <text:p text:style-name="P11"/>
      <text:p text:style-name="P14">Programming Languages</text:p>
      <text:p text:style-name="P11"><text:tab/>For our programming language, our team considered python or C to write in. We decided to use python as our programming language because our entire team was familiar with python. Although C would run faster, it would have taken more time than we wanted for part of our team to learn it. Our team also decided to use Bash script to run our algorithm on multiple GHC cluster computers in parallel. </text:p>
      <text:p text:style-name="P11"/>
      <text:p text:style-name="P14">Algorithms</text:p>
      <text:p text:style-name="P12"><text:span text:style-name="T4"><text:tab/>Our main algorithm that we chose was simply brute force and we ran this in multiple ways. First we ran our algorithm to generate the longest list possible in a reasonable amount of time. Then, we reversed our list and ran the brute force algorithm to extend the beginning more. Finally, we ran a brute force algorithm on any 2 titles in our list and replaced all the titles in between them with the chain we generated if it was longer. <text:s/></text:span></text:p>
      <text:p text:style-name="P7"><text:tab/>There were 2 algorithms that we considered but ended up not implementing.</text:p>
      <text:p text:style-name="P7"/>
      <table:table table:name="Algorithm" table:style-name="Algorithm">
        <table:table-column table:style-name="Algorithm.A" table:number-columns-repeated="2"/>
        <table:table-column table:style-name="Algorithm.C"/>
        <table:table-column table:style-name="Algorithm.A"/>
        <table:table-column table:style-name="Algorithm.C" table:number-columns-repeated="2"/>
        <table:table-row>
          <table:table-cell table:style-name="Algorithm.A1" office:value-type="string">
            <text:p text:style-name="P4">File name</text:p>
          </table:table-cell>
          <table:table-cell table:style-name="Algorithm.A1" office:value-type="string">
            <text:p text:style-name="P4">naïve.py</text:p>
          </table:table-cell>
          <table:table-cell table:style-name="Algorithm.A1" office:value-type="string">
            <text:p text:style-name="P4">random.py</text:p>
          </table:table-cell>
          <table:table-cell table:style-name="Algorithm.A1" office:value-type="string">
            <text:p text:style-name="P4">reverse.py</text:p>
          </table:table-cell>
          <table:table-cell table:style-name="Algorithm.A1" office:value-type="string">
            <text:p text:style-name="P4">insert_one.py</text:p>
          </table:table-cell>
          <table:table-cell table:style-name="Algorithm.F1" office:value-type="string">
            <text:p text:style-name="P4">insert_gap.py</text:p>
          </table:table-cell>
        </table:table-row>
        <table:table-row>
          <table:table-cell table:style-name="Algorithm.A2" office:value-type="string">
            <text:p text:style-name="P4">Longest chain</text:p>
          </table:table-cell>
          <table:table-cell table:style-name="Algorithm.B2" office:value-type="float" office:value="232">
            <text:p text:style-name="P4">232</text:p>
          </table:table-cell>
          <table:table-cell table:style-name="Algorithm.B2" office:value-type="float" office:value="248">
            <text:p text:style-name="P4">248</text:p>
          </table:table-cell>
          <table:table-cell table:style-name="Algorithm.B2" office:value-type="float" office:value="277">
            <text:p text:style-name="P4">277</text:p>
          </table:table-cell>
          <table:table-cell table:style-name="Algorithm.B2" office:value-type="float" office:value="278">
            <text:p text:style-name="P4">278</text:p>
          </table:table-cell>
          <table:table-cell table:style-name="Algorithm.F2" office:value-type="float" office:value="301">
            <text:p text:style-name="P4">301</text:p>
          </table:table-cell>
        </table:table-row>
      </table:table>
      <text:p text:style-name="P7"/>
      <text:p text:style-name="P11"/>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MR10" svg:font-family="CMR10"/>
    <style:font-face style:name="CMSY10" svg:font-family="CMSY10"/>
    <style:font-face style:name="CMTT9" svg:font-family="CMTT9"/>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alibri" style:family="paragraph" style:parent-style-name="Standard" style:list-style-name="">
      <style:paragraph-properties fo:text-align="start" style:justify-single-word="false" style:text-autospace="non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5T18:25:29.61</meta:creation-date>
    <dc:date>2013-06-25T20:59:37.31</dc:date>
    <meta:editing-duration>PT2H9M24S</meta:editing-duration>
    <meta:editing-cycles>7</meta:editing-cycles>
    <meta:generator>OpenOffice.org/3.4.1$Win32 OpenOffice.org_project/341m1$Build-9593</meta:generator>
    <meta:document-statistic meta:table-count="1" meta:image-count="0" meta:object-count="0" meta:page-count="2" meta:paragraph-count="42" meta:word-count="739" meta:character-count="4203"/>
  </office:meta>
</office:document-meta>
</file>